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P</mi>
              <mtext>n,k</mtext>
            </msub>
            <mo stretchy="false">=</mo>
            <mfrac>
              <mrow>
                <mrow>
                  <mo fence="true" form="prefix" stretchy="true">(</mo>
                  <mrow>
                    <mtable>
                      <mtr>
                        <mtd>
                          <mi>m</mi>
                        </mtd>
                      </mtr>
                      <mtr>
                        <mtd>
                          <mi>r</mi>
                        </mtd>
                      </mtr>
                    </mtable>
                  </mrow>
                  <mo fence="true" form="postfix" stretchy="true">)</mo>
                </mrow>
                <mo stretchy="false">⋅</mo>
                <mrow>
                  <mo fence="true" form="prefix" stretchy="true">(</mo>
                  <mrow>
                    <mtable>
                      <mtr>
                        <mtd>
                          <mi>n</mi>
                        </mtd>
                      </mtr>
                      <mtr>
                        <mtd>
                          <mrow>
                            <mi>k</mi>
                            <mo stretchy="false">/</mo>
                            <mi>r</mi>
                          </mrow>
                        </mtd>
                      </mtr>
                    </mtable>
                  </mrow>
                  <mo fence="true" form="postfix" stretchy="true">)</mo>
                </mrow>
              </mrow>
              <mrow>
                <mo fence="true" form="prefix" stretchy="true">(</mo>
                <mrow>
                  <mtable>
                    <mtr>
                      <mtd>
                        <mrow>
                          <mi>m</mi>
                          <mo stretchy="false">⋅</mo>
                          <mi>n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form="postfix" stretchy="true">)</mo>
              </mrow>
            </mfrac>
          </mrow>
        </mtd>
      </mtr>
      <mtr>
        <mtd>
          <mrow>
            <mrow>
              <msub>
                <mi>P</mi>
                <mtext>n,k</mtext>
              </msub>
              <mo stretchy="false">=</mo>
              <mfrac>
                <mrow>
                  <msup>
                    <mrow>
                      <mo fence="true" form="prefix" stretchy="true">(</mo>
                      <mrow>
                        <mtable>
                          <mtr>
                            <mtd>
                              <mn>2</mn>
                            </mtd>
                          </mtr>
                          <mtr>
                            <mtd>
                              <mn>2</mn>
                            </mtd>
                          </mtr>
                        </mtable>
                      </mrow>
                      <mo fence="true" form="postfix" stretchy="true">)</mo>
                    </mrow>
                    <mn>6</mn>
                  </msup>
                  <mo stretchy="false">⋅</mo>
                  <mrow>
                    <mo fence="true" form="prefix" stretchy="true">(</mo>
                    <mrow>
                      <mtable>
                        <mtr>
                          <mtd>
                            <mn>10</mn>
                          </mtd>
                        </mtr>
                        <mtr>
                          <mtd>
                            <mrow>
                              <mn>6</mn>
                              <mo stretchy="false">/</mo>
                              <mn>2</mn>
                            </mrow>
                          </mtd>
                        </mtr>
                      </mtable>
                    </mrow>
                    <mo fence="true" form="postfix" stretchy="true">)</mo>
                  </mrow>
                </mrow>
                <mrow>
                  <mo fence="true" form="prefix" stretchy="true">(</mo>
                  <mrow>
                    <mtable>
                      <mtr>
                        <mtd>
                          <mrow>
                            <mn>2</mn>
                            <mo stretchy="false">⋅</mo>
                            <mn>10</mn>
                          </mrow>
                        </mtd>
                      </mtr>
                      <mtr>
                        <mtd>
                          <mn>6</mn>
                        </mtd>
                      </mtr>
                    </mtable>
                  </mrow>
                  <mo fence="true" form="postfix" stretchy="true">)</mo>
                </mrow>
              </mfrac>
              <mo stretchy="false">=</mo>
              <mfrac>
                <mrow>
                  <msup>
                    <mn>1</mn>
                    <mn>6</mn>
                  </msup>
                  <mo stretchy="false">⋅</mo>
                  <mn>120</mn>
                </mrow>
                <mn>38760</mn>
              </mfrac>
              <mo stretchy="false">=</mo>
              <mn>0,00310</mn>
              <mo stretchy="false">=</mo>
              <mn>0,31</mn>
            </mrow>
            <mtext>%</mtext>
          </mrow>
        </mtd>
      </mtr>
    </mtable>
    <annotation encoding="StarMath 5.0">P_"n,k"={ left ( binom{m}{r}  right ) cdot left ( binom{alignc n}{ k / r } right )   } over { alignc left ( binom{m cdot n} {alignc k} right ) }

newline

P_"n,k"={ left ( binom{2}{2} right )^6 cdot left ( binom {alignc 10}{6/2} right ) } over {alignc left ( binom{2 cdot 10}{alignc 6} right )}= { 1^6 cdot 120 } over { alignc 38760 } = 0,00310 = 0,31%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38:09.749000000</meta:creation-date>
    <dc:date>2022-05-17T09:48:07.384000000</dc:date>
    <meta:editing-duration>PT26S</meta:editing-duration>
    <meta:editing-cycles>1</meta:editing-cycles>
    <meta:generator>LibreOffice/7.3.3.2$Windows_X86_64 LibreOffice_project/d1d0ea68f081ee2800a922cac8f79445e4603348</meta:generator>
  </office:meta>
</office:document-meta>
</file>